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36d87" officeooo:paragraph-rsid="00136d87"/>
    </style:style>
    <style:style style:name="P2" style:family="paragraph" style:parent-style-name="Standard">
      <style:text-properties officeooo:rsid="00136d87" officeooo:paragraph-rsid="0028302e"/>
    </style:style>
    <style:style style:name="P3" style:family="paragraph" style:parent-style-name="Standard">
      <style:text-properties officeooo:rsid="0017f348" officeooo:paragraph-rsid="0017f348"/>
    </style:style>
    <style:style style:name="P4" style:family="paragraph" style:parent-style-name="Standard">
      <style:text-properties officeooo:rsid="00186582" officeooo:paragraph-rsid="00186582"/>
    </style:style>
    <style:style style:name="P5" style:family="paragraph" style:parent-style-name="Standard">
      <style:text-properties officeooo:rsid="00186582" officeooo:paragraph-rsid="00199b01"/>
    </style:style>
    <style:style style:name="P6" style:family="paragraph" style:parent-style-name="Standard">
      <style:text-properties officeooo:rsid="00199b01" officeooo:paragraph-rsid="00199b01"/>
    </style:style>
    <style:style style:name="P7" style:family="paragraph" style:parent-style-name="Standard">
      <style:text-properties officeooo:rsid="00199b01" officeooo:paragraph-rsid="0041657b"/>
    </style:style>
    <style:style style:name="P8" style:family="paragraph" style:parent-style-name="Standard">
      <style:text-properties officeooo:rsid="001c53b9" officeooo:paragraph-rsid="001c53b9"/>
    </style:style>
    <style:style style:name="P9" style:family="paragraph" style:parent-style-name="Standard">
      <style:text-properties officeooo:rsid="001dc789" officeooo:paragraph-rsid="001dc789"/>
    </style:style>
    <style:style style:name="P10" style:family="paragraph" style:parent-style-name="Standard">
      <style:text-properties officeooo:rsid="001ed9a9" officeooo:paragraph-rsid="001ed9a9"/>
    </style:style>
    <style:style style:name="P11" style:family="paragraph" style:parent-style-name="Standard">
      <style:text-properties officeooo:rsid="002095c4" officeooo:paragraph-rsid="002095c4"/>
    </style:style>
    <style:style style:name="P12" style:family="paragraph" style:parent-style-name="Standard">
      <style:text-properties officeooo:rsid="002452ee" officeooo:paragraph-rsid="002452ee"/>
    </style:style>
    <style:style style:name="P13" style:family="paragraph" style:parent-style-name="Standard">
      <style:text-properties officeooo:rsid="0024f6d6" officeooo:paragraph-rsid="0024f6d6"/>
    </style:style>
    <style:style style:name="P14" style:family="paragraph" style:parent-style-name="Standard">
      <style:text-properties officeooo:rsid="002568f6" officeooo:paragraph-rsid="002568f6"/>
    </style:style>
    <style:style style:name="P15" style:family="paragraph" style:parent-style-name="Standard">
      <style:text-properties officeooo:rsid="0026c213" officeooo:paragraph-rsid="0026c213"/>
    </style:style>
    <style:style style:name="P16" style:family="paragraph" style:parent-style-name="Standard">
      <style:text-properties officeooo:rsid="0028302e" officeooo:paragraph-rsid="0028302e"/>
    </style:style>
    <style:style style:name="P17" style:family="paragraph" style:parent-style-name="Standard">
      <style:text-properties officeooo:rsid="0028302e" officeooo:paragraph-rsid="003693c3"/>
    </style:style>
    <style:style style:name="P18" style:family="paragraph" style:parent-style-name="Standard">
      <style:text-properties officeooo:rsid="003cc513" officeooo:paragraph-rsid="003cc513"/>
    </style:style>
    <style:style style:name="P19" style:family="paragraph" style:parent-style-name="Standard">
      <style:text-properties officeooo:rsid="003d63a4" officeooo:paragraph-rsid="003d63a4"/>
    </style:style>
    <style:style style:name="P20" style:family="paragraph" style:parent-style-name="Standard">
      <style:text-properties officeooo:rsid="004030f9" officeooo:paragraph-rsid="004030f9"/>
    </style:style>
    <style:style style:name="P21" style:family="paragraph" style:parent-style-name="Standard">
      <style:text-properties officeooo:rsid="004047a4" officeooo:paragraph-rsid="004047a4"/>
    </style:style>
    <style:style style:name="P22" style:family="paragraph" style:parent-style-name="Standard">
      <style:text-properties officeooo:rsid="00226c15" officeooo:paragraph-rsid="004427ee"/>
    </style:style>
    <style:style style:name="P23" style:family="paragraph" style:parent-style-name="Standard">
      <style:text-properties officeooo:rsid="004804dd" officeooo:paragraph-rsid="004804dd"/>
    </style:style>
    <style:style style:name="P24" style:family="paragraph" style:parent-style-name="Standard">
      <style:text-properties officeooo:rsid="001b0e0d" officeooo:paragraph-rsid="0041657b"/>
    </style:style>
    <style:style style:name="P25" style:family="paragraph" style:parent-style-name="Standard">
      <style:text-properties officeooo:rsid="00486d0e" officeooo:paragraph-rsid="002568f6"/>
    </style:style>
    <style:style style:name="P26" style:family="paragraph" style:parent-style-name="Standard">
      <style:text-properties officeooo:rsid="0048ed82" officeooo:paragraph-rsid="0048ed82"/>
    </style:style>
    <style:style style:name="P27" style:family="paragraph" style:parent-style-name="Standard">
      <style:text-properties officeooo:rsid="0017f348" officeooo:paragraph-rsid="0017f348"/>
    </style:style>
    <style:style style:name="P28" style:family="paragraph" style:parent-style-name="Standard">
      <style:text-properties officeooo:rsid="0017f348" officeooo:paragraph-rsid="0048ed82"/>
    </style:style>
    <style:style style:name="P29" style:family="paragraph" style:parent-style-name="Standard">
      <style:text-properties officeooo:rsid="004030f9" officeooo:paragraph-rsid="004030f9"/>
    </style:style>
    <style:style style:name="P30" style:family="paragraph" style:parent-style-name="Standard">
      <style:text-properties officeooo:rsid="004047a4" officeooo:paragraph-rsid="004047a4"/>
    </style:style>
    <style:style style:name="P31" style:family="paragraph" style:parent-style-name="Standard">
      <style:text-properties officeooo:rsid="001ed9a9" officeooo:paragraph-rsid="001ed9a9"/>
    </style:style>
    <style:style style:name="T1" style:family="text">
      <style:text-properties officeooo:rsid="00186582"/>
    </style:style>
    <style:style style:name="T2" style:family="text">
      <style:text-properties officeooo:rsid="001b0e0d"/>
    </style:style>
    <style:style style:name="T3" style:family="text">
      <style:text-properties officeooo:rsid="001dc789"/>
    </style:style>
    <style:style style:name="T4" style:family="text">
      <style:text-properties officeooo:rsid="001ed9a9"/>
    </style:style>
    <style:style style:name="T5" style:family="text">
      <style:text-properties officeooo:rsid="002095c4"/>
    </style:style>
    <style:style style:name="T6" style:family="text">
      <style:text-properties officeooo:rsid="00226c15"/>
    </style:style>
    <style:style style:name="T7" style:family="text">
      <style:text-properties officeooo:rsid="00247bdc"/>
    </style:style>
    <style:style style:name="T8" style:family="text">
      <style:text-properties officeooo:rsid="002568f6"/>
    </style:style>
    <style:style style:name="T9" style:family="text">
      <style:text-properties officeooo:rsid="0028302e"/>
    </style:style>
    <style:style style:name="T10" style:family="text">
      <style:text-properties officeooo:rsid="003a2a9e"/>
    </style:style>
    <style:style style:name="T11" style:family="text">
      <style:text-properties officeooo:rsid="003bcc2d"/>
    </style:style>
    <style:style style:name="T12" style:family="text">
      <style:text-properties officeooo:rsid="003c68ac"/>
    </style:style>
    <style:style style:name="T13" style:family="text">
      <style:text-properties officeooo:rsid="003ca656"/>
    </style:style>
    <style:style style:name="T14" style:family="text">
      <style:text-properties officeooo:rsid="003cc513"/>
    </style:style>
    <style:style style:name="T15" style:family="text">
      <style:text-properties officeooo:rsid="003d63a4"/>
    </style:style>
    <style:style style:name="T16" style:family="text">
      <style:text-properties officeooo:rsid="003e398a"/>
    </style:style>
    <style:style style:name="T17" style:family="text">
      <style:text-properties officeooo:rsid="0041657b"/>
    </style:style>
    <style:style style:name="T18" style:family="text">
      <style:text-properties officeooo:rsid="0042e7ed"/>
    </style:style>
    <style:style style:name="T19" style:family="text">
      <style:text-properties officeooo:rsid="004427ee"/>
    </style:style>
    <style:style style:name="T20" style:family="text">
      <style:text-properties officeooo:rsid="00461faf"/>
    </style:style>
    <style:style style:name="T21" style:family="text">
      <style:text-properties officeooo:rsid="004804dd"/>
    </style:style>
    <style:style style:name="T22" style:family="text">
      <style:text-properties officeooo:rsid="0048ed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obs guide to stalki- err, <text:span text:style-name="T9">OSINT, totally OSINT</text:span></text:p>
      <text:p text:style-name="P1"/>
      <text:p text:style-name="P17">So my name is Kade, <text:span text:style-name="T16">but I don’t have a background in infosec at all sp who am I and why am I talking to you? I’m the Regional Coordinator for Mozilla, and if Aaron Swartz and his work with scientific journals is your thing I run an open source project called Aletheia aimed at open access to scientific information. But these aren’t security things, </text:span>I’m a security noob trying to break into the industry.</text:p>
      <text:p text:style-name="P16"/>
      <text:p text:style-name="P2">The first CTF I tried to participate in I couldn’t even get the virtual machine to launch. My second CFT I won though, and the difference was this one wasn’t technical, it was the Pink Team Challenge, all about open source intelligence and social engineering. <text:span text:style-name="T22">I’m going to give you a rundown on how I approached the CTF</text:span></text:p>
      <text:p text:style-name="P1"/>
      <text:p text:style-name="P1">So, I will admit I am not an entire stranger to OSINT and social engineering, I spent a year as a debt collector <text:span text:style-name="T16">but they actually don’t teach you a lot, I learned a great deal from the Challenge notes. And to give you a timeframe I spent one day on this CTF. This not a comprehensive list of all the flags I got and there’s plenty of different senarios and techniques to talk about, but in the interest of time this is the cut down version.</text:span></text:p>
      <text:p text:style-name="P3"/>
      <text:p text:style-name="P3">The first things you want to look at <text:span text:style-name="T22">are</text:span> the details you can confirm are your mark, hands down. So from the CTF instructions we have our mark’s first name and last name, Robert Winkle and a twitter handle @RobertWinkel. I went back one year <text:span text:style-name="T16">through this Twitter</text:span>. <text:span text:style-name="T1">I made notes of absolutely anything and everything that seemed mildly related to flags. This is some of the stuff I found.</text:span></text:p>
      <text:p text:style-name="P3"/>
      <text:p text:style-name="P3">***<text:span text:style-name="T22">talk to various slides***</text:span></text:p>
      <text:p text:style-name="P4"/>
      <text:p text:style-name="P20">This isn’t a flag but it’s a trick worth pointing out, here we have a person stating it’s your birthday to both Dook and Robert. So I have a day and a month for date of birth. If I can figure out your age I have the year as well, so you might piece things like a dob together from a few different sources. Looking at Nicky Campell’s profile, Dook is a follower, Robert is not, so this is probably Dook’s birthday, no flag for me. Date of births are important though because they are an immutable identifier. I could walk down the registry tomorrow and change my name, I cannot ever change my date of birth.</text:p>
      <text:p text:style-name="P20"/>
      <text:p text:style-name="P28">***<text:span text:style-name="T22">talk to various slides***</text:span></text:p>
      <text:p text:style-name="P20"/>
      <text:p text:style-name="P21">Here our mark uses the term big badda boom. That’s a fifth element reference, but there is a saying, once is never, twice is always. It means once is as good as never because it’s probably a coincidence, twice isn’t a coincidence. During the time the CTF was running there was a massive storm in Brisbane. I was lurking in the SecTalks slack to see what people were saying about the CTF, someone mentioned the storm and Robert’s <text:span text:style-name="T20">response</text:span> was “big badda boom.” So… Do you think he like’s Fifth Element?</text:p>
      <text:p text:style-name="P21"/>
      <text:p text:style-name="P28">***<text:span text:style-name="T22">talk to various slides***</text:span></text:p>
      <text:p text:style-name="P21"/>
      <text:p text:style-name="P21">Facebook, public or no, is different to a public twitter feed so I’m not going to show anything from Facebook. But <text:span text:style-name="T22">to give you an idea of what I did manage to find </text:span>I got a list of suburbs <text:span text:style-name="T17">previously</text:span> lived at, partner’s Facebook with a number of details, photos of partner, son and dog, got a wedding anniversary by pieces together some comments stating the day that month of their anniversary and an incomplete date from a Facebook event being month and year.</text:p>
      <text:p text:style-name="P4"/>
      <text:p text:style-name="P4">Disclaimer, Robert is not my friend on Facebook.</text:p>
      <text:p text:style-name="P4"><text:soft-page-break/></text:p>
      <text:p text:style-name="P5">However, he is a contact of mine on LinkedIn. This might be viewed as cheating but again this LinkedIn profile can be found by matching information in it to information we already know. LinkedIn has quite a few flags, </text:p>
      <text:p text:style-name="P6"/>
      <text:p text:style-name="P7">But at this point the grinding slog starts to kick in. We need to start <text:span text:style-name="T2">using what we have to generate more information. An obvious one is to run the name through the white pages and this is what we find. Right initials from Facebook for partner and right last name. Kind of the right area and the right size, I know from Facebook Robert has a family and the house isn’t a one bedroom place, but I’d need to do more searching to rule it in or out. </text:span></text:p>
      <text:p text:style-name="P7"/>
      <text:p text:style-name="P24">I’d like to call the real estate and just ask but this is out of scope, sometimes if you call a real estate or any company or government organisation the person on the other end will give you information they shouldn’t. Helps if you sound confident as if you’re entitled to the information, and you can pretext if your in a red team engagement. It was drilled into us in collection, it is not illegal for me to ask for information it would be illegal to give out, it is illegal in giving it but not receiving it, nor is using it and I’m not obliged to tell you you’re breaking the law by giving me what I’m asking for. </text:p>
      <text:p text:style-name="P6"/>
      <text:p text:style-name="P8">To generate further leads we literally have to run everything we have through multiple search engines and start sifting through a lot of false hits. </text:p>
      <text:p text:style-name="P8"/>
      <text:p text:style-name="P8">One of the cool things I learned about from the CTF notes was the OSINT framework. <text:span text:style-name="T3">I had no idea about this and it’s great for adding structure to your search and giving you ideas of different services to search.</text:span></text:p>
      <text:p text:style-name="P6"/>
      <text:p text:style-name="P9">Namechk I’d never used and it’s one the things the OSINT framework suggests. I found Robert’s GitHub and Pinterest account but there was a lot of information to wade through <text:span text:style-name="T18">for just two accounts</text:span>. </text:p>
      <text:p text:style-name="P9"/>
      <text:p text:style-name="P9"><text:s/><text:span text:style-name="T10">I worked through the major points on OSINT Framework, but it started </text:span>yeilding me less and less and I still <text:span text:style-name="T18">have not confirmed that</text:span> damn address.</text:p>
      <text:p text:style-name="P9"/>
      <text:p text:style-name="P9">Time to go spearphishing!</text:p>
      <text:p text:style-name="P9"/>
      <text:p text:style-name="P9"><text:span text:style-name="T21">In writing our email w</text:span>e have to think outside the box and build upon what we know of the mark. I came up with three <text:span text:style-name="T21">ideas</text:span>, <text:span text:style-name="T19">two of which I’ll go through</text:span>.</text:p>
      <text:p text:style-name="P9"/>
      <text:p text:style-name="P9">I Robert is with Telstra so I can pretend to be his mobile phone carrier. <text:span text:style-name="T4">The email would be hard to spoof though as an email from Telstra would come from an official address. So I could call him and pretext. </text:span></text:p>
      <text:p text:style-name="P9"/>
      <text:p text:style-name="P9">“<text:span text:style-name="T4">Hi, my name is Mark, I’m calling from Telstra Customer Service, is that Robert Winkel I’ve got there?”</text:span></text:p>
      <text:p text:style-name="P9"/>
      <text:p text:style-name="P10">It’s his carrier, he shouldn’t be too suspicious yet so he shouldn’t deny it’s him. If he does though we can say something along the lines of “I have this number down to reach Robert Winkel, he’s a customer of Telstra. Is that Robert I’m speaking with, or do you know Robert by any chance?”</text:p>
      <text:p text:style-name="P10"/>
      <text:p text:style-name="P23">Once we get past any objections</text:p>
      <text:p text:style-name="P10"/>
      <text:p text:style-name="P10"><text:soft-page-break/>“I’m calling to inform you that we’ve had a number of people in the last few days call Telstra and claim to be you, we think your identity might be stolen.” This is plausible, there is a CTF on, <text:span text:style-name="T18">maybe someone strayed out of scope</text:span>. <text:span text:style-name="T18">Now to get the info</text:span></text:p>
      <text:p text:style-name="P10">“First off, I need to confirm I’m speaking to the right person, can I <text:span text:style-name="T21">confirm</text:span> your full name, date of birth and address <text:span text:style-name="T21">for our identity check</text:span>?”</text:p>
      <text:p text:style-name="P10"/>
      <text:p text:style-name="P10">I’ve got what I wanted, I just continue the conversation with “yeah, some people called up claiming to be you, we urge you to be careful with your personal information” and end the call. There’s not too much that could go wrong. If <text:span text:style-name="T18">h</text:span>e wants me to pull up information on him I can try and play along with putting to him what I’ve learned so far but that’s risky. Best to say, “sure, that information is handled by another department, do you might if I transfer you?” and if they say yes just hang up, so knowing this is a possibility we need to go into the call using a throwaway number.</text:p>
      <text:p text:style-name="P10"/>
      <text:p text:style-name="P10">I’m confident I can pull this off, but speaking to the mark is a risk in and of itself, there’s always something that could crop up and trip me matter how well prepared <text:span text:style-name="T18">I am</text:span>, so I decided to keep this plan up my sleeve and watch the leaderboard <text:span text:style-name="T5">in case someone came near me. As it was no one did.</text:span></text:p>
      <text:p text:style-name="P11"/>
      <text:p text:style-name="P11"><text:span text:style-name="T21">Now, remember</text:span> <text:span text:style-name="T11">the</text:span> kickstarter campaign?</text:p>
      <text:p text:style-name="P11"/>
      <text:p text:style-name="P11"><text:span text:style-name="T11">The people running the kickstarter</text:span> use <text:span text:style-name="T19">a personal </text:span>gmail, <text:span text:style-name="T19">I can make a gmail account,</text:span> and they <text:span text:style-name="T11">state on their page</text:span> they are setting up an online store, <text:span text:style-name="T19">it’s plausible they might move to a more businessy address with the store coming</text:span>, <text:span text:style-name="T6">getting us around the “but this email is coming from a different address” issue. It’s simple to execute and an email is harder to get wrong than pretexting.</text:span></text:p>
      <text:p text:style-name="P11"/>
      <text:p text:style-name="P22">I wrote to Robert and said “Hey, we have extra stock and with the online store still in the process of being set up we have no where to store it. We’re sending it out to backers <text:span text:style-name="T12">on a first come first serve basis</text:span>, we just need to <text:span text:style-name="T12">re</text:span>confirm your details <text:span text:style-name="T12">to ensure they</text:span> are up to date.” <text:span text:style-name="T12">The email uses the typical</text:span> <text:span text:style-name="T12">desirable offer within a timeframe structure. </text:span></text:p>
      <text:p text:style-name="P22"/>
      <text:p text:style-name="P22"><text:span text:style-name="T12">It’s a plausible story coming from a plausible address, nowhere have I mentioned I’m a Nigerian prince, I spell checked the hell out the email, read it aloud for grammar and sentence structure, edited it for fluidity, spell checked it again every time I edited it, I honed that email. I gave my mark no reason not to believe this email other than there own gut instinct which I can’t do anything about. The only real flaw to it, </text:span>I’ve never used kickstarter, if I was serious about this I’d back a campaign to see how it all works <text:span text:style-name="T13">to make sure my story has no holes.</text:span></text:p>
      <text:p text:style-name="P11"/>
      <text:p text:style-name="P12"><text:span text:style-name="T21">So I sent my email a</text:span>nd… it worked! I got an address, different to the address I was unable to rule in or out, I got a phone number, which I did see elsewhere but now I know he takes at least some personal calls on this number, <text:s/>and I got the make of the phone <text:span text:style-name="T14">in the email signature along with the carrier,</text:span> reconfirmed he’s with Telstra.</text:p>
      <text:p text:style-name="P12"/>
      <text:p text:style-name="P12">But <text:span text:style-name="T7">I’ve still got some empty flags. I could make a riskier phishing attempt… it’s just a CTF right, not like this is a real engagement. Let’s take the risk. What could possibly go wrong?</text:span></text:p>
      <text:p text:style-name="P13"/>
      <text:p text:style-name="P13"><text:span text:style-name="T19">And</text:span> this is where I made a mistake, I wrote <text:span text:style-name="T19">a follow up email stating that due to being unsure if the respondents to the last email where actually backers we need to confirm your identity and asked for photo id and credit card number with CVC and expiry date. I thought</text:span> photo ID was in scope, I was sure I’d read in the rules <text:span text:style-name="T21">it was</text:span> <text:span text:style-name="T19">but i</text:span>t wasn’t. Photo ID would be the holy grail because <text:span text:style-name="T8">it has</text:span> middle name, a date of birth and sometimes other info. </text:p>
      <text:p text:style-name="P13"><text:soft-page-break/></text:p>
      <text:p text:style-name="P13"><text:span text:style-name="T19">The</text:span> email <text:span text:style-name="T19">itself was </text:span>way over the top,<text:span text:style-name="T8"> </text:span>I’m clearly asking for unrequired things and I’m relying on the fact that mark is already hooked to carry me through, this email does not stand up to scrutiny at all.</text:p>
      <text:p text:style-name="P13"/>
      <text:p text:style-name="P14">So while I waited for the response to that second email, I decided to mop up any other easy flags. There were a bunch for video and voice recording, so I went to Youtube and pulled up some talks Robert had done. </text:p>
      <text:p text:style-name="P14"/>
      <text:p text:style-name="P14"><text:span text:style-name="T21">Meanwhile, </text:span>Robert thought my phishing email may have been real <text:span text:style-name="T21">because it asked for out of scope information </text:span>and informed the people of the kickstarter that someone was posing as them. I had been keeping an eye on the SecTalks slack channel and saw the discussion of my phishing attempt. I promptly wrote an apology to Robert and then tossed up what to do about the kickstarter people. </text:p>
      <text:p text:style-name="P14"/>
      <text:p text:style-name="P25">But, how on earth do you explain a CTF to someone outside of hacking circles?</text:p>
      <text:p text:style-name="P14"/>
      <text:p text:style-name="P14">Look, I wasn’t really scamming of your patrons, I was just pretending to scam them.</text:p>
      <text:p text:style-name="P14"/>
      <text:p text:style-name="P14">I mean, I’m a hacker, this is what we do.</text:p>
      <text:p text:style-name="P14"/>
      <text:p text:style-name="P26">You can imagine how well that would have gone down.</text:p>
      <text:p text:style-name="P14"/>
      <text:p text:style-name="P14">I decided to let sleeping dogs lie and just said nothing. On the bright side my phishing email has been immortalised!</text:p>
      <text:p text:style-name="P14"/>
      <text:p text:style-name="P18">In conclusion</text:p>
      <text:p text:style-name="P19">Start with what you can confirm</text:p>
      <text:p text:style-name="P19">Use informationf rom confirmed sources to confirm other sources</text:p>
      <text:p text:style-name="P19">Piece things together</text:p>
      <text:p text:style-name="P19">Pay attention to detail</text:p>
      <text:p text:style-name="P19">Use the ISINT framework</text:p>
      <text:p text:style-name="P19">Think outside the box with spearphising and pretexting</text:p>
      <text:p text:style-name="P19">Hone your emails and practice your calls</text:p>
      <text:p text:style-name="P19">Be thorough</text:p>
      <text:p text:style-name="P14"/>
      <text:p text:style-name="P15"><text:span text:style-name="T15">That’s it. </text:span>Any question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4:33:16.297506607</meta:creation-date>
    <dc:date>2017-02-26T12:49:14.430000000</dc:date>
    <meta:editing-duration>PT1H54M57S</meta:editing-duration>
    <meta:editing-cycles>11</meta:editing-cycles>
    <meta:generator>LibreOffice/5.1.5.2$Windows_x86 LibreOffice_project/7a864d8825610a8c07cfc3bc01dd4fce6a9447e5</meta:generator>
    <meta:document-statistic meta:table-count="0" meta:image-count="0" meta:object-count="0" meta:page-count="4" meta:paragraph-count="54" meta:word-count="2103" meta:character-count="11170" meta:non-whitespace-character-count="9109"/>
  </office:meta>
</office:document-meta>
</file>